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00/00/00</text:date>, <text:time style:data-style-name="N2" text:time-value="17:41:28.506357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3-25T17:43:00.591402621</dc:date>
    <meta:editing-duration>PT6H12M43S</meta:editing-duration>
    <meta:editing-cycles>58</meta:editing-cycles>
    <meta:generator>LibreOffice/4.4.0.3$Linux_X86_64 LibreOffice_project/de093506bcdc5fafd9023ee680b8c60e3e0645d7</meta:generator>
    <meta:document-statistic meta:table-count="1" meta:cell-count="150" meta:object-count="0"/>
  </office:meta>
</office:document-meta>
</file>